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faae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paragraph-rsid="001faae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faaea"/>
    </style:style>
    <style:style style:name="P4" style:family="paragraph" style:parent-style-name="Standard">
      <style:text-properties officeooo:paragraph-rsid="001faaea"/>
    </style:style>
    <style:style style:name="P5" style:family="paragraph" style:parent-style-name="Standard">
      <style:paragraph-properties fo:text-align="start" style:justify-single-word="false"/>
      <style:text-properties officeooo:paragraph-rsid="001faaea"/>
    </style:style>
    <style:style style:name="P6" style:family="paragraph" style:parent-style-name="Standard">
      <style:paragraph-properties fo:text-align="start" style:justify-single-word="false"/>
      <style:text-properties officeooo:paragraph-rsid="001ff3b2"/>
    </style:style>
    <style:style style:name="P7" style:family="paragraph" style:parent-style-name="Standard">
      <style:paragraph-properties fo:text-align="start" style:justify-single-word="false"/>
      <style:text-properties officeooo:paragraph-rsid="00212982"/>
    </style:style>
    <style:style style:name="P8" style:family="paragraph" style:parent-style-name="Standard">
      <style:paragraph-properties fo:text-align="start" style:justify-single-word="false"/>
      <style:text-properties officeooo:rsid="001faaea" officeooo:paragraph-rsid="001faaea"/>
    </style:style>
    <style:style style:name="P9" style:family="paragraph" style:parent-style-name="Standard">
      <style:paragraph-properties fo:text-align="start" style:justify-single-word="false"/>
      <style:text-properties officeooo:rsid="001faaea" officeooo:paragraph-rsid="001ff3b2"/>
    </style:style>
    <style:style style:name="P10" style:family="paragraph" style:parent-style-name="Standard">
      <style:paragraph-properties fo:text-align="start" style:justify-single-word="false"/>
      <style:text-properties officeooo:rsid="001faaea" officeooo:paragraph-rsid="00212982"/>
    </style:style>
    <style:style style:name="P11" style:family="paragraph" style:parent-style-name="Standard">
      <style:paragraph-properties fo:text-align="start" style:justify-single-word="false"/>
      <style:text-properties officeooo:rsid="001faaea" officeooo:paragraph-rsid="00254249"/>
    </style:style>
    <style:style style:name="P12" style:family="paragraph" style:parent-style-name="Standard">
      <style:paragraph-properties fo:text-align="start" style:justify-single-word="false"/>
      <style:text-properties officeooo:rsid="001faaea" officeooo:paragraph-rsid="0026f389"/>
    </style:style>
    <style:style style:name="P13" style:family="paragraph" style:parent-style-name="Standard">
      <style:paragraph-properties fo:text-align="start" style:justify-single-word="false"/>
      <style:text-properties officeooo:rsid="001ff3b2" officeooo:paragraph-rsid="001ff3b2"/>
    </style:style>
    <style:style style:name="P14" style:family="paragraph" style:parent-style-name="Standard">
      <style:paragraph-properties fo:text-align="start" style:justify-single-word="false"/>
      <style:text-properties officeooo:rsid="00212982" officeooo:paragraph-rsid="00212982"/>
    </style:style>
    <style:style style:name="P15" style:family="paragraph" style:parent-style-name="Standard">
      <style:paragraph-properties fo:text-align="start" style:justify-single-word="false"/>
      <style:text-properties officeooo:rsid="00212982" officeooo:paragraph-rsid="00213464"/>
    </style:style>
    <style:style style:name="P16" style:family="paragraph" style:parent-style-name="Standard">
      <style:paragraph-properties fo:text-align="start" style:justify-single-word="false"/>
      <style:text-properties officeooo:rsid="00213464" officeooo:paragraph-rsid="00213464"/>
    </style:style>
    <style:style style:name="P17" style:family="paragraph" style:parent-style-name="Standard">
      <style:paragraph-properties fo:text-align="start" style:justify-single-word="false"/>
      <style:text-properties officeooo:rsid="00213464" officeooo:paragraph-rsid="00217891"/>
    </style:style>
    <style:style style:name="P18" style:family="paragraph" style:parent-style-name="Standard">
      <style:paragraph-properties fo:text-align="start" style:justify-single-word="false"/>
      <style:text-properties officeooo:rsid="00217891" officeooo:paragraph-rsid="00217891"/>
    </style:style>
    <style:style style:name="P19" style:family="paragraph" style:parent-style-name="Standard">
      <style:paragraph-properties fo:text-align="start" style:justify-single-word="false"/>
      <style:text-properties officeooo:rsid="0024057d" officeooo:paragraph-rsid="0024057d"/>
    </style:style>
    <style:style style:name="P20" style:family="paragraph" style:parent-style-name="Standard">
      <style:paragraph-properties fo:text-align="start" style:justify-single-word="false"/>
      <style:text-properties officeooo:rsid="00241582" officeooo:paragraph-rsid="00241582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faaea" officeooo:paragraph-rsid="001faae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faaea" officeooo:paragraph-rsid="001ff3b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ff3b2" officeooo:paragraph-rsid="001ff3b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12982" officeooo:paragraph-rsid="0021298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super 58%" fo:font-weight="normal" officeooo:rsid="00213464" officeooo:paragraph-rsid="0021346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17891" officeooo:paragraph-rsid="0021789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4057d" officeooo:paragraph-rsid="0021789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4057d" officeooo:paragraph-rsid="0024057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2pt" fo:font-weight="normal" officeooo:rsid="0024057d" officeooo:paragraph-rsid="0024057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2pt" fo:font-weight="normal" officeooo:rsid="00241582" officeooo:paragraph-rsid="0024158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3pt" fo:font-weight="bold" officeooo:rsid="001faaea" officeooo:paragraph-rsid="001faaea" style:font-size-asian="13pt" style:font-weight-asian="bold" style:font-size-complex="13pt" style:font-weight-complex="bold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aea" style:font-weight-asian="bold" style:font-weight-complex="bold"/>
    </style:style>
    <style:style style:name="T3" style:family="text">
      <style:text-properties officeooo:rsid="001faae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aaea" style:font-weight-asian="normal" style:font-weight-complex="normal"/>
    </style:style>
    <style:style style:name="T6" style:family="text">
      <style:text-properties fo:font-weight="normal" officeooo:rsid="001ff3b2" style:font-weight-asian="normal" style:font-weight-complex="normal"/>
    </style:style>
    <style:style style:name="T7" style:family="text">
      <style:text-properties fo:font-weight="normal" officeooo:rsid="00212982" style:font-weight-asian="normal" style:font-weight-complex="normal"/>
    </style:style>
    <style:style style:name="T8" style:family="text">
      <style:text-properties fo:font-weight="normal" officeooo:rsid="00213464" style:font-weight-asian="normal" style:font-weight-complex="normal"/>
    </style:style>
    <style:style style:name="T9" style:family="text">
      <style:text-properties fo:font-weight="normal" officeooo:rsid="0026f389" style:font-weight-asian="normal" style:font-weight-complex="normal"/>
    </style:style>
    <style:style style:name="T10" style:family="text">
      <style:text-properties fo:font-variant="normal" fo:text-transform="none" fo:color="#222222" style:font-name="arial" fo:font-size="8.39999961853027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22222" style:font-name="arial" fo:font-size="8.39999961853027pt" fo:letter-spacing="normal" fo:font-style="normal" fo:font-weight="normal" officeooo:rsid="001faaea" style:font-weight-asian="normal" style:font-weight-complex="normal"/>
    </style:style>
    <style:style style:name="T12" style:family="text">
      <style:text-properties fo:font-variant="normal" fo:text-transform="none" fo:color="#222222" style:font-name="arial" fo:font-size="8.39999961853027pt" fo:letter-spacing="normal" fo:font-style="normal" fo:font-weight="normal" officeooo:rsid="001ff3b2" style:font-weight-asian="normal" style:font-weight-complex="normal"/>
    </style:style>
    <style:style style:name="T13" style:family="text">
      <style:text-properties fo:font-variant="normal" fo:text-transform="none" fo:color="#222222" style:font-name="arial" fo:font-size="9.60000038146973pt" fo:letter-spacing="normal" fo:font-style="normal" fo:font-weight="normal" officeooo:rsid="0026f389" style:font-weight-asian="normal" style:font-weight-complex="normal"/>
    </style:style>
    <style:style style:name="T14" style:family="text">
      <style:text-properties fo:font-variant="normal" fo:text-transform="none" fo:color="#222222" style:text-position="super 58%" style:font-name="arial" fo:font-size="9.60000038146973pt" fo:letter-spacing="normal" fo:font-style="normal" fo:font-weight="normal" officeooo:rsid="0026f389" style:font-weight-asian="normal" style:font-weight-complex="normal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style:text-position="super 58%" fo:font-weight="normal" officeooo:rsid="00213464" style:font-weight-asian="normal" style:font-weight-complex="normal"/>
    </style:style>
    <style:style style:name="T17" style:family="text">
      <style:text-properties style:text-position="super 58%" fo:font-weight="normal" officeooo:rsid="0026f389" style:font-weight-asian="normal" style:font-weight-complex="normal"/>
    </style:style>
    <style:style style:name="T18" style:family="text">
      <style:text-properties style:text-position="super 58%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style:text-position="super 58%" fo:font-size="12pt" fo:font-weight="normal" officeooo:rsid="00213464" style:font-size-asian="10.5pt" style:font-weight-asian="normal" style:font-size-complex="12pt" style:font-weight-complex="normal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fo:font-weight="bold" officeooo:rsid="00213464" style:font-size-asian="15pt" style:font-weight-asian="bold" style:font-size-complex="15pt" style:font-weight-complex="bold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17891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264b0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4057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13464" style:font-size-asian="10.5pt" style:font-weight-asian="normal" style:font-size-complex="12pt" style:font-weight-complex="normal"/>
    </style:style>
    <style:style style:name="T27" style:family="text">
      <style:text-properties fo:font-size="12pt" fo:font-weight="bold" style:font-size-asian="10.5pt" style:font-weight-asian="bold" style:font-size-complex="12pt" style:font-weight-complex="bold"/>
    </style:style>
    <style:style style:name="T28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style:text-position="0% 100%" fo:font-size="12pt" fo:font-weight="normal" officeooo:rsid="00213464" style:font-size-asian="10.5pt" style:font-weight-asian="normal" style:font-size-complex="12pt" style:font-weight-complex="normal"/>
    </style:style>
    <style:style style:name="T30" style:family="text">
      <style:text-properties style:text-position="0% 100%" fo:font-size="12pt" fo:font-weight="normal" officeooo:rsid="0027d1f6" style:font-size-asian="10.5pt" style:font-weight-asian="normal" style:font-size-complex="12pt" style:font-weight-complex="normal"/>
    </style:style>
    <style:style style:name="T31" style:family="text">
      <style:text-properties style:text-position="0% 100%" fo:font-weight="normal" officeooo:rsid="0026f389" style:font-weight-asian="normal" style:font-weight-complex="normal"/>
    </style:style>
    <style:style style:name="T32" style:family="text">
      <style:text-properties officeooo:rsid="0028def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">B.E. 1 st Semester (Main &amp; Re ) Examination, December-201<text:span text:style-name="T3">4</text:span></text:p>
      <text:p text:style-name="P2"/>
      <text:p text:style-name="P2">BASIC<text:span text:style-name="T3"> FLUID MECHANICS AND RATE PROCESSESS</text:span></text:p>
      <text:p text:style-name="P2"/>
      <text:p text:style-name="P2"/>
      <text:p text:style-name="P3"/>
      <text:p text:style-name="P3"/>
      <text:p text:style-name="P3"/>
      <text:p text:style-name="P4">Time: Three Hours <text:s text:c="95"/>Maximum Marks:<text:span text:style-name="T32">60</text:span> <text:s text:c="57"/></text:p>
      <text:p text:style-name="P4"><draw:line text:anchor-type="paragraph" draw:z-index="0" draw:name="Shape1" draw:style-name="gr1" draw:text-style-name="P32" svg:x1="-0.5335in" svg:y1="0.0043in" svg:x2="7.3921in" svg:y2="0.0043in"><text:p/></draw:line></text:p>
      <text:p text:style-name="P4"/>
      <text:p text:style-name="P4"><text:span text:style-name="T1">Note <text:s text:c="11"/></text:span>: Attempt all questions form Sections – A four questions form Sections – B and three</text:p>
      <text:p text:style-name="P4"><text:s text:c="22"/>questions from Section – C.</text:p>
      <text:p text:style-name="P4"><text:span text:style-name="T1">Section – A </text:span>: Filling the blanks /MCQs/True, false 1 * 10 = 10</text:p>
      <text:p text:style-name="P4"><text:span text:style-name="T1">Section – B</text:span> : Shrot Answer type questions.5 * 4 = 20</text:p>
      <text:p text:style-name="P4"><text:span text:style-name="T1">Section – C</text:span> : Long/descriptive answer type questions.10 * 3 = 30</text:p>
      <text:p text:style-name="P4"/>
      <text:p text:style-name="P1"/>
      <text:p text:style-name="P1">SECTION – A</text:p>
      <text:p text:style-name="P1"/>
      <text:p text:style-name="P1"/>
      <text:p text:style-name="P1"/>
      <text:p text:style-name="P5"><text:span text:style-name="T2">1 . </text:span><text:span text:style-name="T5">(</text:span><text:span text:style-name="T11">i</text:span><text:span text:style-name="T5">) On account of which of the following boundary layer exists:</text:span></text:p>
      <text:p text:style-name="P21"><text:s text:c="4"/>(a) Surface tension</text:p>
      <text:p text:style-name="P21"><text:s text:c="4"/>(b)Gravitational effect </text:p>
      <text:p text:style-name="P21"><text:s text:c="4"/>(c)Viscocity of the fluid</text:p>
      <text:p text:style-name="P21"><text:s text:c="4"/>(d)None of the above</text:p>
      <text:p text:style-name="P21"/>
      <text:p text:style-name="P5"><text:span text:style-name="T5"><text:s text:c="4"/>(</text:span><text:span text:style-name="T10">ii</text:span><text:span text:style-name="T5">)The boundary layer separation occurs when:</text:span></text:p>
      <text:p text:style-name="P8"><text:span text:style-name="T4"><text:s text:c="4"/>(a)</text:span><text:span text:style-name="T4"><draw:frame draw:style-name="fr1" draw:name="Object1" text:anchor-type="as-char" svg:y="-0.2437in" svg:width="0.4866in" svg:height="0.3929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4"><text:s text:c="4"/>(b)</text:span><text:span text:style-name="T4"><draw:frame draw:style-name="fr1" draw:name="Object2" text:anchor-type="as-char" svg:y="-0.2646in" svg:width="0.9047in" svg:height="0.4339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><text:span text:style-name="T4"><text:s text:c="4"/>(c)</text:span><draw:frame draw:style-name="fr1" draw:name="Object3" text:anchor-type="as-char" svg:y="-0.2646in" svg:width="0.8807in" svg:height="0.433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1"><text:s text:c="4"/>(d)None of the above</text:p>
      <text:p text:style-name="P21"><text:s text:c="4"/></text:p>
      <text:p text:style-name="P5"><text:span text:style-name="T5"><text:s text:c="4"/>(</text:span><text:span text:style-name="T10">ii</text:span><text:span text:style-name="T11">i</text:span><text:span text:style-name="T5">)Momentum thickness is given by which of the following relations:</text:span></text:p>
      <text:p text:style-name="P9"><text:span text:style-name="T4"><text:s text:c="4"/>(a)</text:span><text:span text:style-name="T4"><draw:frame draw:style-name="fr1" draw:name="Object4" text:anchor-type="as-char" svg:y="-0.2646in" svg:width="0.9598in" svg:height="0.4437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pan text:style-name="T4"><text:s text:c="4"/>(b)</text:span><text:span text:style-name="T4"><draw:frame draw:style-name="fr1" draw:name="Object5" text:anchor-type="as-char" svg:y="-0.2646in" svg:width="1.1465in" svg:height="0.443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1"><text:span text:style-name="T4"><text:s text:c="4"/>(c)</text:span><text:span text:style-name="T4"><draw:frame draw:style-name="fr1" draw:name="Object6" text:anchor-type="as-char" svg:y="-0.2902in" svg:width="1.1972in" svg:height="0.4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2"><text:s text:c="4"/>(d)None of the above</text:p>
      <text:p text:style-name="P23"><text:soft-page-break/><text:s/></text:p>
      <text:p text:style-name="P13"><text:span text:style-name="T4"><text:s text:c="4"/>(</text:span><text:span text:style-name="T10">iv</text:span><text:span text:style-name="T4">)Sonic velocity (c) for adiabatic process is given by :</text:span></text:p>
      <text:p text:style-name="P6"><text:span text:style-name="T6"><text:s text:c="4"/></text:span><text:span text:style-name="T5">(a)</text:span><text:span text:style-name="T9"> c=√</text:span><text:span text:style-name="T13">γ</text:span><text:span text:style-name="T9"> R</text:span><text:span text:style-name="T17">0</text:span></text:p>
      <text:p text:style-name="P6"><text:span text:style-name="T5"><text:s text:c="4"/>(b)</text:span><text:span text:style-name="T9">c=√</text:span><text:span text:style-name="T13">γ</text:span><text:span text:style-name="T9"> RT</text:span></text:p>
      <text:p text:style-name="P6"><text:span text:style-name="T5"><text:s text:c="4"/>(c)</text:span><text:span text:style-name="T9">c=√</text:span><text:span text:style-name="T13">γ</text:span><text:span text:style-name="T14">2</text:span><text:span text:style-name="T9"> RT</text:span></text:p>
      <text:p text:style-name="P12"><text:span text:style-name="T4"><text:s text:c="4"/>(d)</text:span><text:span text:style-name="T9">c=√</text:span><text:span text:style-name="T13">γ</text:span><text:span text:style-name="T9"> R</text:span><text:span text:style-name="T17">2</text:span><text:span text:style-name="T31">T</text:span></text:p>
      <text:p text:style-name="P23"><text:s text:c="5"/></text:p>
      <text:p text:style-name="P23"><text:s text:c="5"/>(v)An Isentropic how is one which is ?</text:p>
      <text:p text:style-name="P13"><text:span text:style-name="T4"><text:s text:c="4"/></text:span><text:span text:style-name="T5">(a)</text:span><text:span text:style-name="T4">Isothermal</text:span></text:p>
      <text:p text:style-name="P9"><text:span text:style-name="T4"><text:s text:c="4"/>(b)</text:span><text:span text:style-name="T6">Adiabatic</text:span></text:p>
      <text:p text:style-name="P9"><text:span text:style-name="T4"><text:s text:c="4"/>(c)</text:span><text:span text:style-name="T6">Adiabatic and Reversible</text:span></text:p>
      <text:p text:style-name="P9"><text:span text:style-name="T4"><text:s text:c="4"/>(d)</text:span><text:span text:style-name="T6">Adiabatic and Irreversible</text:span></text:p>
      <text:p text:style-name="P23"><text:s text:c="4"/></text:p>
      <text:p text:style-name="P13"><text:span text:style-name="T4"><text:s text:c="4"/>(v</text:span><text:span text:style-name="T10">i</text:span><text:span text:style-name="T4">)Mass <text:s/>Transfer occurs due to temp. difference</text:span></text:p>
      <text:p text:style-name="P13"><text:span text:style-name="T4"><text:s text:c="4"/>(v</text:span><text:span text:style-name="T10">ii</text:span><text:span text:style-name="T4">)Distillation is mass transfer Phenomena</text:span></text:p>
      <text:p text:style-name="P13"><text:span text:style-name="T4"><text:s text:c="4"/>(v</text:span><text:span text:style-name="T10">iii</text:span><text:span text:style-name="T4">)Temparature of steam around 550</text:span><text:span text:style-name="T7">°C can be measured by:</text:span></text:p>
      <text:p text:style-name="P14"><text:span text:style-name="T4"><text:s text:c="4"/></text:span><text:span text:style-name="T5">(a)</text:span><text:span text:style-name="T4">thermopile</text:span></text:p>
      <text:p text:style-name="P7"><text:span text:style-name="T5"><text:s text:c="4"/>(b)</text:span><text:span text:style-name="T7">thermocouple</text:span></text:p>
      <text:p text:style-name="P10"><text:span text:style-name="T4"><text:s text:c="4"/>(c)</text:span><text:span text:style-name="T7">thermometer </text:span></text:p>
      <text:p text:style-name="P10"><text:span text:style-name="T4"><text:s text:c="4"/>(d)</text:span><text:span text:style-name="T7">radiation pyrometer</text:span></text:p>
      <text:p text:style-name="P24"><text:s text:c="5"/></text:p>
      <text:p text:style-name="P14"><text:span text:style-name="T4"><text:s text:c="4"/>(</text:span><text:span text:style-name="T12">i</text:span><text:span text:style-name="T10">x</text:span><text:span text:style-name="T6">)</text:span><text:span text:style-name="T4">A gray body is one whose absorptivity..................</text:span></text:p>
      <text:p text:style-name="P24"><text:s text:c="4"/>(a)is equal to its emissivity</text:p>
      <text:p text:style-name="P24"><text:s text:c="4"/>(b)varies with temp.</text:p>
      <text:p text:style-name="P24"><text:s text:c="4"/>(c)varies with wavelength of the incident ray</text:p>
      <text:p text:style-name="P24"><text:s text:c="4"/>(d)none of the above </text:p>
      <text:p text:style-name="P24"/>
      <text:p text:style-name="P24"><text:s text:c="4"/>(x)The inner surface of a phone brick wall is at 50°C and the outer surface is at 25°C.Calculate the rate of heat transfer per meter square <text:s/>of the <text:s/>surface area of the wall which is 200mm thick the thermal conductivity of the bricks is 0.15 w/mk:</text:p>
      <text:p text:style-name="P16"><text:span text:style-name="T4"><text:s text:c="4"/>(</text:span><text:span text:style-name="T7">a)</text:span><text:span text:style-name="T4">20.65 w/m</text:span><text:span text:style-name="T15">2 </text:span></text:p>
      <text:p text:style-name="P16"><text:span text:style-name="T7"><text:s text:c="4"/>(b)</text:span><text:span text:style-name="T4">32.75 w/m</text:span><text:span text:style-name="T15">2 </text:span></text:p>
      <text:p text:style-name="P15"><text:span text:style-name="T4"><text:s text:c="4"/>(c)</text:span><text:span text:style-name="T8">47.62 w/m</text:span><text:span text:style-name="T16">2 </text:span></text:p>
      <text:p text:style-name="P15"><text:span text:style-name="T4"><text:s text:c="4"/>(d)</text:span><text:span text:style-name="T8">57.95 w/m</text:span><text:span text:style-name="T16">2 </text:span></text:p>
      <text:p text:style-name="P25"><text:s text:c="18"/></text:p>
      <text:p text:style-name="P16"><text:s text:c="66"/><text:span text:style-name="T20">Section-B</text:span></text:p>
      <text:p text:style-name="P17"><text:span text:style-name="T20">1. </text:span><text:span text:style-name="T22">A hot plate 1m × 1.5m is maintained at 300°</text:span><text:span text:style-name="T23"> C, Air at 20°C blows over the plate. If the convection heat transfer coefficient <text:s/>is 20</text:span><text:span text:style-name="T22">w/m</text:span><text:span text:style-name="T18">2 </text:span><text:span text:style-name="T23">°C.Calculate the rate <text:s/>of the heat transfer.</text:span></text:p>
      <text:p text:style-name="P26"/>
      <text:p text:style-name="P26">2.What is the difference between thermodynamics and heat transfer?</text:p>
      <text:p text:style-name="P26"/>
      <text:p text:style-name="P26">3.Discuss the effect of various parameters on the theramal conductivity of the solids.</text:p>
      <text:p text:style-name="P26"/>
      <text:p text:style-name="P18"><text:span text:style-name="T22">4.Wh</text:span><text:span text:style-name="T24">at is boundary layer ?Why does</text:span><text:span text:style-name="T25"> it increase with from the up stream edge?</text:span></text:p>
      <text:p text:style-name="P27"/>
      <text:p text:style-name="P28">5.Discuss the high Re-approximation.</text:p>
      <text:p text:style-name="P28"/>
      <text:p text:style-name="P28">6.Write short notes any three:</text:p>
      <text:p text:style-name="P28"><text:soft-page-break/>(i)When's</text:p>
      <text:p text:style-name="P28">(ii)krichoff's law </text:p>
      <text:p text:style-name="P28">(iii)Stefan-Boltzman law</text:p>
      <text:p text:style-name="P28">(iv)Reynold's No.</text:p>
      <text:p text:style-name="P28"/>
      <text:p text:style-name="P28"><text:s text:c="52"/></text:p>
      <text:p text:style-name="P19"><text:span text:style-name="T4"><text:s text:c="65"/></text:span><text:span text:style-name="T21">Section-</text:span><text:span text:style-name="T20">C</text:span></text:p>
      <text:p text:style-name="P19"><text:span text:style-name="T20">1. </text:span><text:span text:style-name="T27">A</text:span><text:span text:style-name="T22"> surface having an area of 1.5</text:span><text:span text:style-name="T26">m</text:span><text:span text:style-name="T19">2 </text:span><text:span text:style-name="T28">and maintained at 300°C exchanges heat by radiation with another surface at 40°C.The value of the factor due to the geometric location and emissivity is 0.52.Determine:</text:span></text:p>
      <text:p text:style-name="P29">(i)Heat lost by radiation</text:p>
      <text:p text:style-name="P29">(ii)The value of thermal resistancce ,and</text:p>
      <text:p text:style-name="P29">(iii)The value of equivalent correction coefficient</text:p>
      <text:p text:style-name="P29"/>
      <text:p text:style-name="P30">2.Derive expression for Bernoullis equation and explain the application of Bernoullis eqaution.</text:p>
      <text:p text:style-name="P30"/>
      <text:p text:style-name="P30">3.Derive the Navier-stokes equation.</text:p>
      <text:p text:style-name="P30"/>
      <text:p text:style-name="P30">4.Differentiate between steady state heat flow and unsteady state heat flow with suitable examples.</text:p>
      <text:p text:style-name="P30"/>
      <text:p text:style-name="P20"><text:span text:style-name="T28">5.Air flow over a plate 0.5 m long and 0.6m wide with a velocity of 4 m/s. The velocity profile in the form </text:span><text:span text:style-name="T28"><draw:frame draw:style-name="fr1" draw:name="Object7" text:anchor-type="as-char" svg:y="-0.2634in" svg:width="1.2417in" svg:height="0.4311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8">if </text:span><text:span text:style-name="T30">e</text:span><text:span text:style-name="T28">=1.24kgn/m</text:span><text:span text:style-name="T18">3</text:span><text:span text:style-name="T28"> and v=0.15 </text:span><text:span text:style-name="T29">× </text:span><text:span text:style-name="T28">10</text:span><text:span text:style-name="T18">-4 </text:span><text:span text:style-name="T28">m</text:span><text:span text:style-name="T18">2</text:span><text:span text:style-name="T28">/s.</text:span></text:p>
      <text:p text:style-name="P30">calculate.</text:p>
      <text:p text:style-name="P30">(i)Boundary layer thickness at the end of plate.</text:p>
      <text:p text:style-name="P30">(ii)Shear stress at 250mm from the leading edge,and </text:p>
      <text:p text:style-name="P30">(iii)Drag force on one side of pl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9:55:01.977000000</meta:creation-date>
    <dc:date>2020-08-31T12:32:41.002820295</dc:date>
    <meta:editing-duration>PT8M44S</meta:editing-duration>
    <meta:editing-cycles>3</meta:editing-cycles>
    <meta:generator>LibreOffice/6.4.6.2$Linux_X86_64 LibreOffice_project/40$Build-2</meta:generator>
    <meta:document-statistic meta:table-count="0" meta:image-count="0" meta:object-count="7" meta:page-count="3" meta:paragraph-count="82" meta:word-count="496" meta:character-count="3660" meta:non-whitespace-character-count="2647"/>
  </office:meta>
</office:document-meta>
</file>

<file path=Object 1/content.xml><?xml version="1.0" encoding="utf-8"?>
<math xmlns="http://www.w3.org/1998/Math/MathML" display="block">
  <semantics>
    <mrow>
      <mfrac>
        <mi mathvariant="italic">dp</mi>
        <mi mathvariant="italic">dx</mi>
      </mfrac>
      <mo stretchy="false">&lt;</mo>
      <mn>0</mn>
    </mrow>
    <annotation encoding="StarMath 5.0">{dp} over {dx} &lt;0</annotation>
  </semantics>
</math>
</file>

<file path=Object 2/content.xml><?xml version="1.0" encoding="utf-8"?>
<math xmlns="http://www.w3.org/1998/Math/MathML" display="block">
  <semantics>
    <mrow>
      <msub>
        <mrow>
          <mo fence="true" stretchy="true">(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</mrow>
          <mo fence="true" stretchy="true">)</mo>
        </mrow>
        <mrow>
          <mi>y</mi>
          <mo stretchy="false">=</mo>
          <mn>0</mn>
        </mrow>
      </msub>
      <mo stretchy="false">=</mo>
      <mn>0</mn>
    </mrow>
    <annotation encoding="StarMath 5.0">left ( { partial z } over { partial  y}  right ) _{y=0}=0</annotation>
  </semantics>
</math>
</file>

<file path=Object 3/content.xml><?xml version="1.0" encoding="utf-8"?>
<math xmlns="http://www.w3.org/1998/Math/MathML" display="block">
  <semantics>
    <mrow>
      <msub>
        <mrow>
          <mo fence="true" stretchy="true">(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</mrow>
          <mo fence="true" stretchy="true">)</mo>
        </mrow>
        <mrow>
          <mi>y</mi>
          <mo stretchy="false">=</mo>
          <mn>0</mn>
        </mrow>
      </msub>
      <mo stretchy="false">&gt;</mo>
      <mn>0</mn>
    </mrow>
    <annotation encoding="StarMath 5.0">left ( { partial z } over { partial  y}  right ) _{y=0}&gt;0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0</mn>
          <mi>δ</mi>
        </munderover>
        <mrow>
          <mo fence="true" stretchy="true">(</mo>
          <mrow>
            <mrow>
              <mn>1</mn>
              <mo stretchy="false">−</mo>
              <mfrac>
                <mi>u</mi>
                <mi>U</mi>
              </mfrac>
            </mrow>
          </mrow>
          <mo fence="true" stretchy="true">)</mo>
        </mrow>
      </mrow>
      <mi mathvariant="italic">dy</mi>
    </mrow>
    <annotation encoding="StarMath 5.0">int from{ 0 } to{ %delta } left ( 1 - {u} over {U}   right )  dy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0</mn>
          <mi>δ</mi>
        </munderover>
        <mfrac>
          <mi>u</mi>
          <mi>U</mi>
        </mfrac>
      </mrow>
      <mrow>
        <mo fence="true" stretchy="true">(</mo>
        <mrow>
          <mrow>
            <mn>1</mn>
            <mo stretchy="false">−</mo>
            <mfrac>
              <mi>u</mi>
              <mi>U</mi>
            </mfrac>
          </mrow>
        </mrow>
        <mo fence="true" stretchy="true">)</mo>
      </mrow>
      <mi mathvariant="italic">dy</mi>
    </mrow>
    <annotation encoding="StarMath 5.0">int from{ 0 } to{ %delta } { {u} over {U} }left ( 1 - {u} over {U}   right )  dy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0</mn>
          <mi>δ</mi>
        </munderover>
        <mfrac>
          <mi>u</mi>
          <mi>U</mi>
        </mfrac>
      </mrow>
      <mrow>
        <mo fence="true" stretchy="true">(</mo>
        <mrow>
          <mrow>
            <mn>1</mn>
            <mo stretchy="false">−</mo>
            <mfrac>
              <msup>
                <mi>u</mi>
                <mn>2</mn>
              </msup>
              <msup>
                <mi>U</mi>
                <mn>2</mn>
              </msup>
            </mfrac>
          </mrow>
        </mrow>
        <mo fence="true" stretchy="true">)</mo>
      </mrow>
      <mi mathvariant="italic">dy</mi>
    </mrow>
    <annotation encoding="StarMath 5.0">int from{ 0 } to{ %delta }{ {u} over {U} } left ( 1 - { u^{2}} over { U^{2}}   right )  dy</annotation>
  </semantics>
</math>
</file>

<file path=Object 7/content.xml><?xml version="1.0" encoding="utf-8"?>
<math xmlns="http://www.w3.org/1998/Math/MathML" display="block">
  <semantics>
    <mrow>
      <mrow>
        <mfrac>
          <mi>u</mi>
          <mi>U</mi>
        </mfrac>
        <mo stretchy="false">=</mo>
        <mi>sin</mi>
      </mrow>
      <mrow>
        <mo fence="true" stretchy="false">(</mo>
        <mrow>
          <mrow>
            <mo fence="true" stretchy="true">[</mo>
            <mrow>
              <mrow>
                <mfrac>
                  <mi>π</mi>
                  <mn>2</mn>
                </mfrac>
                <mo stretchy="false">+</mo>
                <mfrac>
                  <mi>γ</mi>
                  <mi>δ</mi>
                </mfrac>
              </mrow>
            </mrow>
            <mo fence="true" stretchy="true">]</mo>
          </mrow>
        </mrow>
        <mo fence="true" stretchy="false">)</mo>
      </mrow>
    </mrow>
    <annotation encoding="StarMath 5.0">{u} over {U}  = sin( left [ {π} over {2}  + { γ} over { %delta }   right ] )  </annotation>
  </semantics>
</math>
</file>